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0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35pt"/>
    </style:style>
    <style:style style:name="co4" style:family="table-column">
      <style:table-column-properties fo:break-before="auto" style:column-width="80.7pt"/>
    </style:style>
    <style:style style:name="co5" style:family="table-column">
      <style:table-column-properties fo:break-before="auto" style:column-width="96.35pt"/>
    </style:style>
    <style:style style:name="co6" style:family="table-column">
      <style:table-column-properties fo:break-before="auto" style:column-width="83.06pt"/>
    </style:style>
    <style:style style:name="co7" style:family="table-column">
      <style:table-column-properties fo:break-before="auto" style:column-width="119.91pt"/>
    </style:style>
    <style:style style:name="co8" style:family="table-column">
      <style:table-column-properties fo:break-before="auto" style:column-width="6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000000" fo:background-color="#eeeeee" fo:border-left="0.74pt solid #000000" fo:border-right="0.99pt solid #000000" fo:border-top="0.74pt solid #000000"/>
    </style:style>
    <style:style style:name="ce2" style:family="table-cell" style:parent-style-name="Default">
      <style:table-cell-properties fo:border-bottom="none" fo:background-color="#eeeeee" fo:border-left="0.74pt solid #000000" fo:border-right="0.99pt solid #000000" fo:border-top="none"/>
    </style:style>
    <style:style style:name="ce3" style:family="table-cell" style:parent-style-name="Default">
      <style:table-cell-properties fo:border-bottom="none" fo:background-color="#eeeee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ackground-color="#eeeeee" fo:border-left="0.74pt solid #000000" fo:border-right="0.99pt solid #000000" fo:border-top="none"/>
    </style:style>
    <style:style style:name="ce5" style:family="table-cell" style:parent-style-name="Default">
      <style:table-cell-properties fo:background-color="#eeeeee" fo:border="0.74pt solid #000000"/>
    </style:style>
    <style:style style:name="ce6" style:family="table-cell" style:parent-style-name="Default">
      <style:table-cell-properties fo:border-bottom="0.74pt solid #000000" fo:background-color="#eeeeee" fo:border-left="0.74pt solid #000000" fo:border-right="0.74pt solid #000000" fo:border-top="none"/>
    </style:style>
    <style:style style:name="ce7" style:family="table-cell" style:parent-style-name="Default">
      <style:table-cell-properties fo:border-bottom="0.99pt solid #000000" fo:background-color="#eeeeee" fo:border-left="none" fo:border-right="none" fo:border-top="0.74pt solid #000000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order-bottom="0.74pt solid #000000" fo:background-color="#eeeeee" fo:border-left="none" fo:border-right="none" fo:border-top="none"/>
    </style:style>
    <style:style style:name="ce10" style:family="table-cell" style:parent-style-name="Default">
      <style:table-cell-properties fo:border-bottom="0.74pt solid #000000" fo:background-color="#eeeeee" fo:border-left="none" fo:border-right="none" fo:border-top="0.74pt solid #000000"/>
    </style:style>
    <style:style style:name="ce11" style:family="table-cell" style:parent-style-name="Default" style:data-style-name="N2">
      <style:table-cell-properties fo:background-color="#eeeeee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#eeeeee"/>
    </style:style>
    <style:style style:name="ce13" style:family="table-cell" style:parent-style-name="Default" style:data-style-name="N2">
      <style:table-cell-properties fo:border-bottom="0.74pt solid #000000" fo:background-color="#eeeeee" fo:border-left="none" fo:border-right="none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99pt solid #000000" fo:background-color="#eeeeee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ackground-color="#eeeeee" fo:border-left="none" fo:border-right="0.74pt solid #000000" fo:border-top="none"/>
    </style:style>
    <style:style style:name="ce18" style:family="table-cell" style:parent-style-name="Default">
      <style:table-cell-properties fo:border-bottom="0.74pt solid #000000" fo:background-color="#eeeeee" fo:border-left="none" fo:border-right="0.74pt solid #000000" fo:border-top="none"/>
    </style:style>
    <style:style style:name="ce19" style:family="table-cell" style:parent-style-name="Default">
      <style:table-cell-properties fo:border-bottom="0.74pt solid #000000" fo:background-color="#eeeeee" fo:border-left="none" fo:border-right="0.74pt solid #000000" fo:border-top="0.74pt solid #000000"/>
    </style:style>
    <style:style style:name="ce20" style:family="table-cell" style:parent-style-name="Default" style:data-style-name="N2">
      <style:table-cell-properties fo:border-bottom="none" fo:background-color="#eeeeee" fo:border-left="none" fo:border-right="0.74pt solid #000000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2" style:family="table-cell" style:parent-style-name="Default" style:data-style-name="N2">
      <style:table-cell-properties fo:border-bottom="0.74pt solid #000000" fo:background-color="#eeeeee" fo:border-left="none" fo:border-right="0.74pt solid #000000" fo:border-top="none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94.59pt" svg:height="187.57pt" svg:x="643.72pt" svg:y="20.24pt">
            <loext:p draw:notify-on-update-of-ranges="Sheet1.A11:Sheet1.A11 Sheet1.B11:Sheet1.G11 Sheet1.A12:Sheet1.A12 Sheet1.B12:Sheet1.G12 Sheet1.A13:Sheet1.A13 Sheet1.B13:Sheet1.G13 Sheet1.A14:Sheet1.A14 Sheet1.B14:Sheet1.G14 Sheet1.A15:Sheet1.A15 Sheet1.B15:Sheet1.G15 Sheet1.A16:Sheet1.A16 Sheet1.B16:Sheet1.G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94.65pt" svg:height="187.91pt" svg:x="644.54pt" svg:y="328.31pt">
            <loext:p draw:notify-on-update-of-ranges="Sheet1.A35:Sheet1.B35 Sheet1.C35:Sheet1.G35 Sheet1.A36:Sheet1.B36 Sheet1.C36:Sheet1.G36 Sheet1.A37:Sheet1.B37 Sheet1.C37:Sheet1.G37 Sheet1.A38:Sheet1.B38 Sheet1.C38:Sheet1.G38 Sheet1.A39:Sheet1.B39 Sheet1.C39:Sheet1.G39 Sheet1.A40:Sheet1.B40 Sheet1.C40:Sheet1.G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494.65pt" svg:height="187.91pt" svg:x="645.93pt" svg:y="676.2pt">
            <loext:p draw:notify-on-update-of-ranges="Sheet1.A62:Sheet1.A62 Sheet1.B62:Sheet1.G62 Sheet1.A63:Sheet1.A63 Sheet1.B63:Sheet1.G63 Sheet1.A64:Sheet1.A64 Sheet1.B64:Sheet1.G64 Sheet1.A65:Sheet1.A65 Sheet1.B65:Sheet1.G65 Sheet1.A66:Sheet1.A66 Sheet1.B66:Sheet1.G66 Sheet1.A67:Sheet1.A67 Sheet1.B67:Sheet1.G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494.65pt" svg:height="187.91pt" svg:x="642.76pt" svg:y="966.81pt">
            <loext:p draw:notify-on-update-of-ranges="Sheet1.A85:Sheet1.B85 Sheet1.C85:Sheet1.G85 Sheet1.A86:Sheet1.B86 Sheet1.C86:Sheet1.G86 Sheet1.A87:Sheet1.B87 Sheet1.C87:Sheet1.G87 Sheet1.A88:Sheet1.B88 Sheet1.C88:Sheet1.G88 Sheet1.A89:Sheet1.B89 Sheet1.C89:Sheet1.G89 Sheet1.A90:Sheet1.B90 Sheet1.C90:Sheet1.G9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Full refill/teardown in bulks of 100 items</text:p>
          </table:table-cell>
          <table:covered-table-cell table:number-columns-repeated="2" table:style-name="ce15"/>
          <table:table-cell table:number-columns-repeated="12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6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eardownTree::delete_range()</text:p>
          </table:table-cell>
          <table:table-cell table:style-name="ce8" office:value-type="float" office:value="228" calcext:value-type="float">
            <text:p>228</text:p>
          </table:table-cell>
          <table:table-cell table:style-name="ce8" office:value-type="float" office:value="2529" calcext:value-type="float">
            <text:p>2529</text:p>
          </table:table-cell>
          <table:table-cell table:style-name="ce8" office:value-type="float" office:value="27473" calcext:value-type="float">
            <text:p>27473</text:p>
          </table:table-cell>
          <table:table-cell table:style-name="ce8" office:value-type="float" office:value="488410" calcext:value-type="float">
            <text:p>488410</text:p>
          </table:table-cell>
          <table:table-cell table:style-name="ce8" office:value-type="float" office:value="5640000" calcext:value-type="float">
            <text:p>5640000</text:p>
          </table:table-cell>
          <table:table-cell table:style-name="ce17" office:value-type="float" office:value="73508000" calcext:value-type="float">
            <text:p>735080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reap::delete_range()</text:p>
          </table:table-cell>
          <table:table-cell table:style-name="ce8" office:value-type="float" office:value="6052" calcext:value-type="float">
            <text:p>6052</text:p>
          </table:table-cell>
          <table:table-cell table:style-name="ce8" office:value-type="float" office:value="61724" calcext:value-type="float">
            <text:p>61724</text:p>
          </table:table-cell>
          <table:table-cell table:style-name="ce8" office:value-type="float" office:value="699109" calcext:value-type="float">
            <text:p>699109</text:p>
          </table:table-cell>
          <table:table-cell table:style-name="ce8" office:value-type="float" office:value="10046720" calcext:value-type="float">
            <text:p>10046720</text:p>
          </table:table-cell>
          <table:table-cell table:style-name="ce8" office:value-type="float" office:value="154711460" calcext:value-type="float">
            <text:p>154711460</text:p>
          </table:table-cell>
          <table:table-cell table:style-name="ce17" office:value-type="float" office:value="1893368666" calcext:value-type="float">
            <text:p>1893368666</text:p>
          </table:table-cell>
          <table:table-cell table:number-columns-repeated="10"/>
        </table:table-row>
        <table:table-row table:style-name="ro1">
          <table:table-cell table:style-name="ce3" table:formula="of:=&quot;BTreeSet::remove()&quot;" office:value-type="string" office:string-value="BTreeSet::remove()" calcext:value-type="string">
            <text:p>BTreeSet::remove()</text:p>
          </table:table-cell>
          <table:table-cell table:style-name="ce8" office:value-type="float" office:value="2109" calcext:value-type="float">
            <text:p>2109</text:p>
          </table:table-cell>
          <table:table-cell table:style-name="ce8" office:value-type="float" office:value="35875" calcext:value-type="float">
            <text:p>35875</text:p>
          </table:table-cell>
          <table:table-cell table:style-name="ce8" office:value-type="float" office:value="498575" calcext:value-type="float">
            <text:p>498575</text:p>
          </table:table-cell>
          <table:table-cell table:style-name="ce8" office:value-type="float" office:value="5769629" calcext:value-type="float">
            <text:p>5769629</text:p>
          </table:table-cell>
          <table:table-cell table:style-name="ce8" office:value-type="float" office:value="76436606" calcext:value-type="float">
            <text:p>76436606</text:p>
          </table:table-cell>
          <table:table-cell table:style-name="ce17" office:value-type="float" office:value="893626575" calcext:value-type="float">
            <text:p>893626575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8" office:value-type="float" office:value="5775" calcext:value-type="float">
            <text:p>5775</text:p>
          </table:table-cell>
          <table:table-cell table:style-name="ce8" office:value-type="float" office:value="56971" calcext:value-type="float">
            <text:p>56971</text:p>
          </table:table-cell>
          <table:table-cell table:style-name="ce8" office:value-type="float" office:value="632181" calcext:value-type="float">
            <text:p>632181</text:p>
          </table:table-cell>
          <table:table-cell table:style-name="ce8" office:value-type="float" office:value="7138986" calcext:value-type="float">
            <text:p>7138986</text:p>
          </table:table-cell>
          <table:table-cell table:style-name="ce8" office:value-type="float" office:value="135493670" calcext:value-type="float">
            <text:p>135493670</text:p>
          </table:table-cell>
          <table:table-cell table:style-name="ce17" office:value-type="float" office:value="1644373250" calcext:value-type="float">
            <text:p>1644373250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TeardownTree::delete()</text:p>
          </table:table-cell>
          <table:table-cell table:style-name="ce9" office:value-type="float" office:value="761" calcext:value-type="float">
            <text:p>761</text:p>
          </table:table-cell>
          <table:table-cell table:style-name="ce9" office:value-type="float" office:value="29060" calcext:value-type="float">
            <text:p>29060</text:p>
          </table:table-cell>
          <table:table-cell table:style-name="ce9" office:value-type="float" office:value="403239" calcext:value-type="float">
            <text:p>403239</text:p>
          </table:table-cell>
          <table:table-cell table:style-name="ce9" office:value-type="float" office:value="4572158" calcext:value-type="float">
            <text:p>4572158</text:p>
          </table:table-cell>
          <table:table-cell table:style-name="ce9" office:value-type="float" office:value="51055780" calcext:value-type="float">
            <text:p>51055780</text:p>
          </table:table-cell>
          <table:table-cell table:style-name="ce18" office:value-type="float" office:value="577936980" calcext:value-type="float">
            <text:p>577936980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Full refill/teardown in bulks of 100 items – ratio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table:style-name="ce5" office:value-type="string" calcext:value-type="string">
            <text:p>method\N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office:value-type="float" office:value="1000000" calcext:value-type="float">
            <text:p>1000000</text:p>
          </table:table-cell>
          <table:table-cell table:style-name="ce19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eardownTree::delete_range()</text:p>
          </table:table-cell>
          <table:table-cell table:style-name="ce11" table:formula="of:=[.B4]/[.B4]" office:value-type="float" office:value="1" calcext:value-type="float">
            <text:p>1.00</text:p>
          </table:table-cell>
          <table:table-cell table:style-name="ce11" table:formula="of:=[.C4]/[.C4]" office:value-type="float" office:value="1" calcext:value-type="float">
            <text:p>1.00</text:p>
          </table:table-cell>
          <table:table-cell table:style-name="ce11" table:formula="of:=[.D4]/[.D4]" office:value-type="float" office:value="1" calcext:value-type="float">
            <text:p>1.00</text:p>
          </table:table-cell>
          <table:table-cell table:style-name="ce11" table:formula="of:=[.E4]/[.E4]" office:value-type="float" office:value="1" calcext:value-type="float">
            <text:p>1.00</text:p>
          </table:table-cell>
          <table:table-cell table:style-name="ce11" table:formula="of:=[.F4]/[.F4]" office:value-type="float" office:value="1" calcext:value-type="float">
            <text:p>1.00</text:p>
          </table:table-cell>
          <table:table-cell table:style-name="ce20" table:formula="of:=[.G4]/[.G4]" office:value-type="float" office:value="1" calcext:value-type="float">
            <text:p>1.00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reap::delete_range()</text:p>
          </table:table-cell>
          <table:table-cell table:style-name="ce12" table:formula="of:=[.B5]/[.B4]" office:value-type="float" office:value="26.5438596491228" calcext:value-type="float">
            <text:p>26.54</text:p>
          </table:table-cell>
          <table:table-cell table:style-name="ce12" table:formula="of:=[.C5]/[.C4]" office:value-type="float" office:value="24.4064847765915" calcext:value-type="float">
            <text:p>24.41</text:p>
          </table:table-cell>
          <table:table-cell table:style-name="ce12" table:formula="of:=[.D5]/[.D4]" office:value-type="float" office:value="25.4471299093656" calcext:value-type="float">
            <text:p>25.45</text:p>
          </table:table-cell>
          <table:table-cell table:style-name="ce12" table:formula="of:=[.E5]/[.E4]" office:value-type="float" office:value="20.5702585942139" calcext:value-type="float">
            <text:p>20.57</text:p>
          </table:table-cell>
          <table:table-cell table:style-name="ce12" table:formula="of:=[.F5]/[.F4]" office:value-type="float" office:value="27.431109929078" calcext:value-type="float">
            <text:p>27.43</text:p>
          </table:table-cell>
          <table:table-cell table:style-name="ce21" table:formula="of:=[.G5]/[.G4]" office:value-type="float" office:value="25.7573143875497" calcext:value-type="float">
            <text:p>25.76</text:p>
          </table:table-cell>
          <table:table-cell table:number-columns-repeated="10"/>
        </table:table-row>
        <table:table-row table:style-name="ro1">
          <table:table-cell table:style-name="ce3" table:formula="of:=&quot;BTreeSet::remove()&quot;" office:value-type="string" office:string-value="BTreeSet::remove()" calcext:value-type="string">
            <text:p>BTreeSet::remove()</text:p>
          </table:table-cell>
          <table:table-cell table:style-name="ce12" table:formula="of:=[.B6]/[.B4]" office:value-type="float" office:value="9.25" calcext:value-type="float">
            <text:p>9.25</text:p>
          </table:table-cell>
          <table:table-cell table:style-name="ce12" table:formula="of:=[.C6]/[.C4]" office:value-type="float" office:value="14.1854487939897" calcext:value-type="float">
            <text:p>14.19</text:p>
          </table:table-cell>
          <table:table-cell table:style-name="ce12" table:formula="of:=[.D6]/[.D4]" office:value-type="float" office:value="18.1478178575329" calcext:value-type="float">
            <text:p>18.15</text:p>
          </table:table-cell>
          <table:table-cell table:style-name="ce12" table:formula="of:=[.E6]/[.E4]" office:value-type="float" office:value="11.8130853176634" calcext:value-type="float">
            <text:p>11.81</text:p>
          </table:table-cell>
          <table:table-cell table:style-name="ce12" table:formula="of:=[.F6]/[.F4]" office:value-type="float" office:value="13.5525897163121" calcext:value-type="float">
            <text:p>13.55</text:p>
          </table:table-cell>
          <table:table-cell table:style-name="ce21" table:formula="of:=[.G6]/[.G4]" office:value-type="float" office:value="12.1568614980682" calcext:value-type="float">
            <text:p>12.16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12" table:formula="of:=[.B7]/[.B4]" office:value-type="float" office:value="25.3289473684211" calcext:value-type="float">
            <text:p>25.33</text:p>
          </table:table-cell>
          <table:table-cell table:style-name="ce12" table:formula="of:=[.C7]/[.C4]" office:value-type="float" office:value="22.5270858046659" calcext:value-type="float">
            <text:p>22.53</text:p>
          </table:table-cell>
          <table:table-cell table:style-name="ce12" table:formula="of:=[.D7]/[.D4]" office:value-type="float" office:value="23.0109926109271" calcext:value-type="float">
            <text:p>23.01</text:p>
          </table:table-cell>
          <table:table-cell table:style-name="ce12" table:formula="of:=[.E7]/[.E4]" office:value-type="float" office:value="14.6167891730309" calcext:value-type="float">
            <text:p>14.62</text:p>
          </table:table-cell>
          <table:table-cell table:style-name="ce12" table:formula="of:=[.F7]/[.F4]" office:value-type="float" office:value="24.0237003546099" calcext:value-type="float">
            <text:p>24.02</text:p>
          </table:table-cell>
          <table:table-cell table:style-name="ce21" table:formula="of:=[.G7]/[.G4]" office:value-type="float" office:value="22.3699903411874" calcext:value-type="float">
            <text:p>22.37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13" table:formula="of:=[.B8]/[.B4]" office:value-type="float" office:value="3.33771929824561" calcext:value-type="float">
            <text:p>3.34</text:p>
          </table:table-cell>
          <table:table-cell table:style-name="ce13" table:formula="of:=[.C8]/[.C4]" office:value-type="float" office:value="11.4907077896402" calcext:value-type="float">
            <text:p>11.49</text:p>
          </table:table-cell>
          <table:table-cell table:style-name="ce13" table:formula="of:=[.D8]/[.D4]" office:value-type="float" office:value="14.6776471444691" calcext:value-type="float">
            <text:p>14.68</text:p>
          </table:table-cell>
          <table:table-cell table:style-name="ce13" table:formula="of:=[.E8]/[.E4]" office:value-type="float" office:value="9.36131119346451" calcext:value-type="float">
            <text:p>9.36</text:p>
          </table:table-cell>
          <table:table-cell table:style-name="ce13" table:formula="of:=[.F8]/[.F4]" office:value-type="float" office:value="9.05244326241135" calcext:value-type="float">
            <text:p>9.05</text:p>
          </table:table-cell>
          <table:table-cell table:style-name="ce22" table:formula="of:=[.G8]/[.G4]" office:value-type="float" office:value="7.86223241007782" calcext:value-type="float">
            <text:p>7.86</text:p>
          </table:table-cell>
          <table:table-cell table:number-columns-repeated="10"/>
        </table:table-row>
        <table:table-row table:style-name="ro1" table:number-rows-repeated="9">
          <table:table-cell table:number-columns-repeated="17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Full refill/teardown in bulks of 1000 items</text:p>
          </table:table-cell>
          <table:covered-table-cell table:number-columns-repeated="2" table:style-name="ce15"/>
          <table:table-cell table:number-columns-repeated="12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7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6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eardownTree::delete_range()</text:p>
          </table:table-cell>
          <table:table-cell table:style-name="ce8"/>
          <table:table-cell table:style-name="ce8" office:value-type="float" office:value="2251" calcext:value-type="float">
            <text:p>2251</text:p>
          </table:table-cell>
          <table:table-cell table:style-name="ce8" office:value-type="float" office:value="22221" calcext:value-type="float">
            <text:p>22221</text:p>
          </table:table-cell>
          <table:table-cell table:style-name="ce8" office:value-type="float" office:value="272850" calcext:value-type="float">
            <text:p>272850</text:p>
          </table:table-cell>
          <table:table-cell table:style-name="ce8" office:value-type="float" office:value="3168426" calcext:value-type="float">
            <text:p>3168426</text:p>
          </table:table-cell>
          <table:table-cell table:style-name="ce17" office:value-type="float" office:value="34451626" calcext:value-type="float">
            <text:p>34451626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reap::delete_range()</text:p>
          </table:table-cell>
          <table:table-cell table:style-name="ce8"/>
          <table:table-cell table:style-name="ce8" office:value-type="float" office:value="55347" calcext:value-type="float">
            <text:p>55347</text:p>
          </table:table-cell>
          <table:table-cell table:style-name="ce8" office:value-type="float" office:value="609019" calcext:value-type="float">
            <text:p>609019</text:p>
          </table:table-cell>
          <table:table-cell table:style-name="ce8" office:value-type="float" office:value="7963678" calcext:value-type="float">
            <text:p>7963678</text:p>
          </table:table-cell>
          <table:table-cell table:style-name="ce8" office:value-type="float" office:value="136563187" calcext:value-type="float">
            <text:p>136563187</text:p>
          </table:table-cell>
          <table:table-cell table:style-name="ce17" office:value-type="float" office:value="1701190866" calcext:value-type="float">
            <text:p>1701190866</text:p>
          </table:table-cell>
          <table:table-cell table:number-columns-repeated="10"/>
        </table:table-row>
        <table:table-row table:style-name="ro1">
          <table:table-cell table:style-name="ce3" table:formula="of:=&quot;BTreeSet::remove()&quot;" office:value-type="string" office:string-value="BTreeSet::remove()" calcext:value-type="string">
            <text:p>BTreeSet::remove()</text:p>
          </table:table-cell>
          <table:table-cell table:style-name="ce8"/>
          <table:table-cell table:style-name="ce8" office:value-type="float" office:value="27553" calcext:value-type="float">
            <text:p>27553</text:p>
          </table:table-cell>
          <table:table-cell table:style-name="ce8" office:value-type="float" office:value="391374" calcext:value-type="float">
            <text:p>391374</text:p>
          </table:table-cell>
          <table:table-cell table:style-name="ce8" office:value-type="float" office:value="4583857" calcext:value-type="float">
            <text:p>4583857</text:p>
          </table:table-cell>
          <table:table-cell table:style-name="ce8" office:value-type="float" office:value="61588795" calcext:value-type="float">
            <text:p>61588795</text:p>
          </table:table-cell>
          <table:table-cell table:style-name="ce17" office:value-type="float" office:value="705626525" calcext:value-type="float">
            <text:p>705626525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8"/>
          <table:table-cell table:style-name="ce8" office:value-type="float" office:value="54424" calcext:value-type="float">
            <text:p>54424</text:p>
          </table:table-cell>
          <table:table-cell table:style-name="ce8" office:value-type="float" office:value="612462" calcext:value-type="float">
            <text:p>612462</text:p>
          </table:table-cell>
          <table:table-cell table:style-name="ce8" office:value-type="float" office:value="6635981" calcext:value-type="float">
            <text:p>6635981</text:p>
          </table:table-cell>
          <table:table-cell table:style-name="ce8" office:value-type="float" office:value="126887450" calcext:value-type="float">
            <text:p>126887450</text:p>
          </table:table-cell>
          <table:table-cell table:style-name="ce17" office:value-type="float" office:value="1493973200" calcext:value-type="float">
            <text:p>1493973200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TeardownTree::delete()</text:p>
          </table:table-cell>
          <table:table-cell table:style-name="ce9"/>
          <table:table-cell table:style-name="ce9" office:value-type="float" office:value="30192" calcext:value-type="float">
            <text:p>30192</text:p>
          </table:table-cell>
          <table:table-cell table:style-name="ce9" office:value-type="float" office:value="367602" calcext:value-type="float">
            <text:p>367602</text:p>
          </table:table-cell>
          <table:table-cell table:style-name="ce9" office:value-type="float" office:value="4146026" calcext:value-type="float">
            <text:p>4146026</text:p>
          </table:table-cell>
          <table:table-cell table:style-name="ce9" office:value-type="float" office:value="44752350" calcext:value-type="float">
            <text:p>44752350</text:p>
          </table:table-cell>
          <table:table-cell table:style-name="ce18" office:value-type="float" office:value="484120800" calcext:value-type="float">
            <text:p>484120800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Full refill/teardown in bulks of 1000 items – ratio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table:style-name="ce5" office:value-type="string" calcext:value-type="string">
            <text:p>method\N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office:value-type="float" office:value="1000000" calcext:value-type="float">
            <text:p>1000000</text:p>
          </table:table-cell>
          <table:table-cell table:style-name="ce19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eardownTree::delete_range()</text:p>
          </table:table-cell>
          <table:table-cell table:style-name="ce11"/>
          <table:table-cell table:style-name="ce11" table:formula="of:=[.C28]/[.C28]" office:value-type="float" office:value="1" calcext:value-type="float">
            <text:p>1.00</text:p>
          </table:table-cell>
          <table:table-cell table:style-name="ce11" table:formula="of:=[.D28]/[.D28]" office:value-type="float" office:value="1" calcext:value-type="float">
            <text:p>1.00</text:p>
          </table:table-cell>
          <table:table-cell table:style-name="ce11" table:formula="of:=[.E28]/[.E28]" office:value-type="float" office:value="1" calcext:value-type="float">
            <text:p>1.00</text:p>
          </table:table-cell>
          <table:table-cell table:style-name="ce11" table:formula="of:=[.F28]/[.F28]" office:value-type="float" office:value="1" calcext:value-type="float">
            <text:p>1.00</text:p>
          </table:table-cell>
          <table:table-cell table:style-name="ce20" table:formula="of:=[.G28]/[.G28]" office:value-type="float" office:value="1" calcext:value-type="float">
            <text:p>1.00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reap::delete_range()</text:p>
          </table:table-cell>
          <table:table-cell table:style-name="ce12"/>
          <table:table-cell table:style-name="ce12" table:formula="of:=[.C29]/[.C28]" office:value-type="float" office:value="24.5877387827632" calcext:value-type="float">
            <text:p>24.59</text:p>
          </table:table-cell>
          <table:table-cell table:style-name="ce12" table:formula="of:=[.D29]/[.D28]" office:value-type="float" office:value="27.4073624049323" calcext:value-type="float">
            <text:p>27.41</text:p>
          </table:table-cell>
          <table:table-cell table:style-name="ce12" table:formula="of:=[.E29]/[.E28]" office:value-type="float" office:value="29.1870185083379" calcext:value-type="float">
            <text:p>29.19</text:p>
          </table:table-cell>
          <table:table-cell table:style-name="ce12" table:formula="of:=[.F29]/[.F28]" office:value-type="float" office:value="43.1012707887134" calcext:value-type="float">
            <text:p>43.10</text:p>
          </table:table-cell>
          <table:table-cell table:style-name="ce21" table:formula="of:=[.G29]/[.G28]" office:value-type="float" office:value="49.3791168521335" calcext:value-type="float">
            <text:p>49.38</text:p>
          </table:table-cell>
          <table:table-cell table:number-columns-repeated="10"/>
        </table:table-row>
        <table:table-row table:style-name="ro1">
          <table:table-cell table:style-name="ce3" table:formula="of:=&quot;BTreeSet::remove()&quot;" office:value-type="string" office:string-value="BTreeSet::remove()" calcext:value-type="string">
            <text:p>BTreeSet::remove()</text:p>
          </table:table-cell>
          <table:table-cell table:style-name="ce12"/>
          <table:table-cell table:style-name="ce12" table:formula="of:=[.C30]/[.C28]" office:value-type="float" office:value="12.240337627721" calcext:value-type="float">
            <text:p>12.24</text:p>
          </table:table-cell>
          <table:table-cell table:style-name="ce12" table:formula="of:=[.D30]/[.D28]" office:value-type="float" office:value="17.6127987039287" calcext:value-type="float">
            <text:p>17.61</text:p>
          </table:table-cell>
          <table:table-cell table:style-name="ce12" table:formula="of:=[.E30]/[.E28]" office:value-type="float" office:value="16.7999157045996" calcext:value-type="float">
            <text:p>16.80</text:p>
          </table:table-cell>
          <table:table-cell table:style-name="ce12" table:formula="of:=[.F30]/[.F28]" office:value-type="float" office:value="19.4382936511694" calcext:value-type="float">
            <text:p>19.44</text:p>
          </table:table-cell>
          <table:table-cell table:style-name="ce21" table:formula="of:=[.G30]/[.G28]" office:value-type="float" office:value="20.4816610107169" calcext:value-type="float">
            <text:p>20.48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12"/>
          <table:table-cell table:style-name="ce12" table:formula="of:=[.C31]/[.C28]" office:value-type="float" office:value="24.1776988005331" calcext:value-type="float">
            <text:p>24.18</text:p>
          </table:table-cell>
          <table:table-cell table:style-name="ce12" table:formula="of:=[.D31]/[.D28]" office:value-type="float" office:value="27.562305926826" calcext:value-type="float">
            <text:p>27.56</text:p>
          </table:table-cell>
          <table:table-cell table:style-name="ce12" table:formula="of:=[.E31]/[.E28]" office:value-type="float" office:value="24.320985889683" calcext:value-type="float">
            <text:p>24.32</text:p>
          </table:table-cell>
          <table:table-cell table:style-name="ce12" table:formula="of:=[.F31]/[.F28]" office:value-type="float" office:value="40.0474715205594" calcext:value-type="float">
            <text:p>40.05</text:p>
          </table:table-cell>
          <table:table-cell table:style-name="ce21" table:formula="of:=[.G31]/[.G28]" office:value-type="float" office:value="43.3643741517454" calcext:value-type="float">
            <text:p>43.36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13"/>
          <table:table-cell table:style-name="ce13" table:formula="of:=[.C32]/[.C28]" office:value-type="float" office:value="13.4127054642381" calcext:value-type="float">
            <text:p>13.41</text:p>
          </table:table-cell>
          <table:table-cell table:style-name="ce13" table:formula="of:=[.D32]/[.D28]" office:value-type="float" office:value="16.5429998649926" calcext:value-type="float">
            <text:p>16.54</text:p>
          </table:table-cell>
          <table:table-cell table:style-name="ce13" table:formula="of:=[.E32]/[.E28]" office:value-type="float" office:value="15.195257467473" calcext:value-type="float">
            <text:p>15.20</text:p>
          </table:table-cell>
          <table:table-cell table:style-name="ce13" table:formula="of:=[.F32]/[.F28]" office:value-type="float" office:value="14.1244737923499" calcext:value-type="float">
            <text:p>14.12</text:p>
          </table:table-cell>
          <table:table-cell table:style-name="ce22" table:formula="of:=[.G32]/[.G28]" office:value-type="float" office:value="14.0521901636805" calcext:value-type="float">
            <text:p>14.05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Refill</text:p>
          </table:table-cell>
          <table:covered-table-cell table:number-columns-repeated="2" table:style-name="ce15"/>
          <table:table-cell table:number-columns-repeated="12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6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eardownTree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704" calcext:value-type="float">
            <text:p>1704</text:p>
          </table:table-cell>
          <table:table-cell table:style-name="ce8" office:value-type="float" office:value="33314" calcext:value-type="float">
            <text:p>33314</text:p>
          </table:table-cell>
          <table:table-cell table:style-name="ce8" office:value-type="float" office:value="529744" calcext:value-type="float">
            <text:p>529744</text:p>
          </table:table-cell>
          <table:table-cell table:style-name="ce17" office:value-type="float" office:value="6171170" calcext:value-type="float">
            <text:p>617117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Treap</text:p>
          </table:table-cell>
          <table:table-cell table:style-name="ce8" office:value-type="float" office:value="3385" calcext:value-type="float">
            <text:p>3385</text:p>
          </table:table-cell>
          <table:table-cell table:style-name="ce8" office:value-type="float" office:value="31977" calcext:value-type="float">
            <text:p>31977</text:p>
          </table:table-cell>
          <table:table-cell table:style-name="ce8" office:value-type="float" office:value="367309" calcext:value-type="float">
            <text:p>367309</text:p>
          </table:table-cell>
          <table:table-cell table:style-name="ce8" office:value-type="float" office:value="4945057" calcext:value-type="float">
            <text:p>4945057</text:p>
          </table:table-cell>
          <table:table-cell table:style-name="ce8" office:value-type="float" office:value="102753372" calcext:value-type="float">
            <text:p>102753372</text:p>
          </table:table-cell>
          <table:table-cell table:style-name="ce17" office:value-type="float" office:value="1162090533" calcext:value-type="float">
            <text:p>1162090533</text:p>
          </table:table-cell>
          <table:table-cell table:number-columns-repeated="10"/>
        </table:table-row>
        <table:table-row table:style-name="ro1">
          <table:table-cell table:style-name="ce3" table:formula="of:=&quot;BTreeSet&quot;" office:value-type="string" office:string-value="BTreeSet" calcext:value-type="string">
            <text:p>BTreeSet</text:p>
          </table:table-cell>
          <table:table-cell table:style-name="ce8" office:value-type="float" office:value="468" calcext:value-type="float">
            <text:p>468</text:p>
          </table:table-cell>
          <table:table-cell table:style-name="ce8" office:value-type="float" office:value="7052" calcext:value-type="float">
            <text:p>7052</text:p>
          </table:table-cell>
          <table:table-cell table:style-name="ce8" office:value-type="float" office:value="64546" calcext:value-type="float">
            <text:p>64546</text:p>
          </table:table-cell>
          <table:table-cell table:style-name="ce8" office:value-type="float" office:value="660216" calcext:value-type="float">
            <text:p>660216</text:p>
          </table:table-cell>
          <table:table-cell table:style-name="ce8" office:value-type="float" office:value="15431262" calcext:value-type="float">
            <text:p>15431262</text:p>
          </table:table-cell>
          <table:table-cell table:style-name="ce17" office:value-type="float" office:value="189754712" calcext:value-type="float">
            <text:p>18975471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</text:p>
          </table:table-cell>
          <table:table-cell table:style-name="ce8" office:value-type="float" office:value="3513" calcext:value-type="float">
            <text:p>3513</text:p>
          </table:table-cell>
          <table:table-cell table:style-name="ce8" office:value-type="float" office:value="29292" calcext:value-type="float">
            <text:p>29292</text:p>
          </table:table-cell>
          <table:table-cell table:style-name="ce8" office:value-type="float" office:value="364970" calcext:value-type="float">
            <text:p>364970</text:p>
          </table:table-cell>
          <table:table-cell table:style-name="ce8" office:value-type="float" office:value="4129166" calcext:value-type="float">
            <text:p>4129166</text:p>
          </table:table-cell>
          <table:table-cell table:style-name="ce8" office:value-type="float" office:value="96817608" calcext:value-type="float">
            <text:p>96817608</text:p>
          </table:table-cell>
          <table:table-cell table:style-name="ce17" office:value-type="float" office:value="1110954500" calcext:value-type="float">
            <text:p>1110954500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TeardownTree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197" calcext:value-type="float">
            <text:p>197</text:p>
          </table:table-cell>
          <table:table-cell table:style-name="ce9" office:value-type="float" office:value="1704" calcext:value-type="float">
            <text:p>1704</text:p>
          </table:table-cell>
          <table:table-cell table:style-name="ce9" office:value-type="float" office:value="33314" calcext:value-type="float">
            <text:p>33314</text:p>
          </table:table-cell>
          <table:table-cell table:style-name="ce9" office:value-type="float" office:value="529744" calcext:value-type="float">
            <text:p>529744</text:p>
          </table:table-cell>
          <table:table-cell table:style-name="ce18" office:value-type="float" office:value="6171170" calcext:value-type="float">
            <text:p>6171170</text:p>
          </table:table-cell>
          <table:table-cell table:number-columns-repeated="10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Teardown in bulks of 100 items</text:p>
          </table:table-cell>
          <table:covered-table-cell table:number-columns-repeated="2" table:style-name="ce15"/>
          <table:table-cell table:number-columns-repeated="12"/>
        </table:table-row>
        <table:table-row table:style-name="ro1">
          <table:table-cell table:style-name="ce5" office:value-type="string" calcext:value-type="string">
            <text:p>method\N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6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eardownTree::delete_range()</text:p>
          </table:table-cell>
          <table:table-cell table:style-name="ce8" table:formula="of:=[.B4]-[.B45]" office:value-type="float" office:value="179" calcext:value-type="float">
            <text:p>179</text:p>
          </table:table-cell>
          <table:table-cell table:style-name="ce8" table:formula="of:=[.C4]-[.C45]" office:value-type="float" office:value="2332" calcext:value-type="float">
            <text:p>2332</text:p>
          </table:table-cell>
          <table:table-cell table:style-name="ce8" table:formula="of:=[.D4]-[.D45]" office:value-type="float" office:value="25769" calcext:value-type="float">
            <text:p>25769</text:p>
          </table:table-cell>
          <table:table-cell table:style-name="ce8" table:formula="of:=[.E4]-[.E45]" office:value-type="float" office:value="455096" calcext:value-type="float">
            <text:p>455096</text:p>
          </table:table-cell>
          <table:table-cell table:style-name="ce8" table:formula="of:=[.F4]-[.F45]" office:value-type="float" office:value="5110256" calcext:value-type="float">
            <text:p>5110256</text:p>
          </table:table-cell>
          <table:table-cell table:style-name="ce17" table:formula="of:=[.G4]-[.G45]" office:value-type="float" office:value="67336830" calcext:value-type="float">
            <text:p>67336830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reap::delete_range()</text:p>
          </table:table-cell>
          <table:table-cell table:style-name="ce8" table:formula="of:=[.B5]-[.B46]" office:value-type="float" office:value="2667" calcext:value-type="float">
            <text:p>2667</text:p>
          </table:table-cell>
          <table:table-cell table:style-name="ce8" table:formula="of:=[.C5]-[.C46]" office:value-type="float" office:value="29747" calcext:value-type="float">
            <text:p>29747</text:p>
          </table:table-cell>
          <table:table-cell table:style-name="ce8" table:formula="of:=[.D5]-[.D46]" office:value-type="float" office:value="331800" calcext:value-type="float">
            <text:p>331800</text:p>
          </table:table-cell>
          <table:table-cell table:style-name="ce8" table:formula="of:=[.E5]-[.E46]" office:value-type="float" office:value="5101663" calcext:value-type="float">
            <text:p>5101663</text:p>
          </table:table-cell>
          <table:table-cell table:style-name="ce8" table:formula="of:=[.F5]-[.F46]" office:value-type="float" office:value="51958088" calcext:value-type="float">
            <text:p>51958088</text:p>
          </table:table-cell>
          <table:table-cell table:style-name="ce17" table:formula="of:=[.G5]-[.G46]" office:value-type="float" office:value="731278133" calcext:value-type="float">
            <text:p>731278133</text:p>
          </table:table-cell>
          <table:table-cell table:number-columns-repeated="10"/>
        </table:table-row>
        <table:table-row table:style-name="ro1">
          <table:table-cell table:style-name="ce3" table:formula="of:=&quot;BTreeSet::remove()&quot;" office:value-type="string" office:string-value="BTreeSet::remove()" calcext:value-type="string">
            <text:p>BTreeSet::remove()</text:p>
          </table:table-cell>
          <table:table-cell table:style-name="ce8" table:formula="of:=[.B6]-[.B47]" office:value-type="float" office:value="1641" calcext:value-type="float">
            <text:p>1641</text:p>
          </table:table-cell>
          <table:table-cell table:style-name="ce8" table:formula="of:=[.C6]-[.C47]" office:value-type="float" office:value="28823" calcext:value-type="float">
            <text:p>28823</text:p>
          </table:table-cell>
          <table:table-cell table:style-name="ce8" table:formula="of:=[.D6]-[.D47]" office:value-type="float" office:value="434029" calcext:value-type="float">
            <text:p>434029</text:p>
          </table:table-cell>
          <table:table-cell table:style-name="ce8" table:formula="of:=[.E6]-[.E47]" office:value-type="float" office:value="5109413" calcext:value-type="float">
            <text:p>5109413</text:p>
          </table:table-cell>
          <table:table-cell table:style-name="ce8" table:formula="of:=[.F6]-[.F47]" office:value-type="float" office:value="61005344" calcext:value-type="float">
            <text:p>61005344</text:p>
          </table:table-cell>
          <table:table-cell table:style-name="ce17" table:formula="of:=[.G6]-[.G47]" office:value-type="float" office:value="703871863" calcext:value-type="float">
            <text:p>703871863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8" table:formula="of:=[.B7]-[.B48]" office:value-type="float" office:value="2262" calcext:value-type="float">
            <text:p>2262</text:p>
          </table:table-cell>
          <table:table-cell table:style-name="ce8" table:formula="of:=[.C7]-[.C48]" office:value-type="float" office:value="27679" calcext:value-type="float">
            <text:p>27679</text:p>
          </table:table-cell>
          <table:table-cell table:style-name="ce8" table:formula="of:=[.D7]-[.D48]" office:value-type="float" office:value="267211" calcext:value-type="float">
            <text:p>267211</text:p>
          </table:table-cell>
          <table:table-cell table:style-name="ce8" table:formula="of:=[.E7]-[.E48]" office:value-type="float" office:value="3009820" calcext:value-type="float">
            <text:p>3009820</text:p>
          </table:table-cell>
          <table:table-cell table:style-name="ce8" table:formula="of:=[.F7]-[.F48]" office:value-type="float" office:value="38676062" calcext:value-type="float">
            <text:p>38676062</text:p>
          </table:table-cell>
          <table:table-cell table:style-name="ce17" table:formula="of:=[.G7]-[.G48]" office:value-type="float" office:value="533418750" calcext:value-type="float">
            <text:p>533418750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9" table:formula="of:=[.B8]-[.B49]" office:value-type="float" office:value="712" calcext:value-type="float">
            <text:p>712</text:p>
          </table:table-cell>
          <table:table-cell table:style-name="ce9" table:formula="of:=[.C8]-[.C49]" office:value-type="float" office:value="28863" calcext:value-type="float">
            <text:p>28863</text:p>
          </table:table-cell>
          <table:table-cell table:style-name="ce9" table:formula="of:=[.D8]-[.D49]" office:value-type="float" office:value="401535" calcext:value-type="float">
            <text:p>401535</text:p>
          </table:table-cell>
          <table:table-cell table:style-name="ce9" table:formula="of:=[.E8]-[.E49]" office:value-type="float" office:value="4538844" calcext:value-type="float">
            <text:p>4538844</text:p>
          </table:table-cell>
          <table:table-cell table:style-name="ce9" table:formula="of:=[.F8]-[.F49]" office:value-type="float" office:value="50526036" calcext:value-type="float">
            <text:p>50526036</text:p>
          </table:table-cell>
          <table:table-cell table:style-name="ce18" table:formula="of:=[.G8]-[.G49]" office:value-type="float" office:value="571765810" calcext:value-type="float">
            <text:p>57176581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4"/>
          <table:table-cell table:style-name="ce15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Teardown in bulks of 100 items – ratio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table:style-name="ce5" office:value-type="string" calcext:value-type="string">
            <text:p>method\N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office:value-type="float" office:value="1000000" calcext:value-type="float">
            <text:p>1000000</text:p>
          </table:table-cell>
          <table:table-cell table:style-name="ce19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eardownTree::delete_range()</text:p>
          </table:table-cell>
          <table:table-cell table:style-name="ce11" table:formula="of:=[.B55]/[.B55]" office:value-type="float" office:value="1" calcext:value-type="float">
            <text:p>1.00</text:p>
          </table:table-cell>
          <table:table-cell table:style-name="ce11" table:formula="of:=[.C55]/[.C55]" office:value-type="float" office:value="1" calcext:value-type="float">
            <text:p>1.00</text:p>
          </table:table-cell>
          <table:table-cell table:style-name="ce11" table:formula="of:=[.D55]/[.D55]" office:value-type="float" office:value="1" calcext:value-type="float">
            <text:p>1.00</text:p>
          </table:table-cell>
          <table:table-cell table:style-name="ce11" table:formula="of:=[.E55]/[.E55]" office:value-type="float" office:value="1" calcext:value-type="float">
            <text:p>1.00</text:p>
          </table:table-cell>
          <table:table-cell table:style-name="ce11" table:formula="of:=[.F55]/[.F55]" office:value-type="float" office:value="1" calcext:value-type="float">
            <text:p>1.00</text:p>
          </table:table-cell>
          <table:table-cell table:style-name="ce20" table:formula="of:=[.G55]/[.G55]" office:value-type="float" office:value="1" calcext:value-type="float">
            <text:p>1.00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reap::delete_range()</text:p>
          </table:table-cell>
          <table:table-cell table:style-name="ce12" table:formula="of:=[.B56]/[.B55]" office:value-type="float" office:value="14.8994413407821" calcext:value-type="float">
            <text:p>14.90</text:p>
          </table:table-cell>
          <table:table-cell table:style-name="ce12" table:formula="of:=[.C56]/[.C55]" office:value-type="float" office:value="12.7560034305317" calcext:value-type="float">
            <text:p>12.76</text:p>
          </table:table-cell>
          <table:table-cell table:style-name="ce12" table:formula="of:=[.D56]/[.D55]" office:value-type="float" office:value="12.8759362024138" calcext:value-type="float">
            <text:p>12.88</text:p>
          </table:table-cell>
          <table:table-cell table:style-name="ce12" table:formula="of:=[.E56]/[.E55]" office:value-type="float" office:value="11.2100809499534" calcext:value-type="float">
            <text:p>11.21</text:p>
          </table:table-cell>
          <table:table-cell table:style-name="ce12" table:formula="of:=[.F56]/[.F55]" office:value-type="float" office:value="10.1674139221205" calcext:value-type="float">
            <text:p>10.17</text:p>
          </table:table-cell>
          <table:table-cell table:style-name="ce21" table:formula="of:=[.G56]/[.G55]" office:value-type="float" office:value="10.8600023642337" calcext:value-type="float">
            <text:p>10.86</text:p>
          </table:table-cell>
          <table:table-cell table:number-columns-repeated="10"/>
        </table:table-row>
        <table:table-row table:style-name="ro1">
          <table:table-cell table:style-name="ce3" table:formula="of:=&quot;BTreeSet::remove()&quot;" office:value-type="string" office:string-value="BTreeSet::remove()" calcext:value-type="string">
            <text:p>BTreeSet::remove()</text:p>
          </table:table-cell>
          <table:table-cell table:style-name="ce12" table:formula="of:=[.B57]/[.B55]" office:value-type="float" office:value="9.16759776536313" calcext:value-type="float">
            <text:p>9.17</text:p>
          </table:table-cell>
          <table:table-cell table:style-name="ce12" table:formula="of:=[.C57]/[.C55]" office:value-type="float" office:value="12.3597770154374" calcext:value-type="float">
            <text:p>12.36</text:p>
          </table:table-cell>
          <table:table-cell table:style-name="ce12" table:formula="of:=[.D57]/[.D55]" office:value-type="float" office:value="16.8430672513485" calcext:value-type="float">
            <text:p>16.84</text:p>
          </table:table-cell>
          <table:table-cell table:style-name="ce12" table:formula="of:=[.E57]/[.E55]" office:value-type="float" office:value="11.2271103239756" calcext:value-type="float">
            <text:p>11.23</text:p>
          </table:table-cell>
          <table:table-cell table:style-name="ce12" table:formula="of:=[.F57]/[.F55]" office:value-type="float" office:value="11.9378254240101" calcext:value-type="float">
            <text:p>11.94</text:p>
          </table:table-cell>
          <table:table-cell table:style-name="ce21" table:formula="of:=[.G57]/[.G55]" office:value-type="float" office:value="10.4529996882835" calcext:value-type="float">
            <text:p>10.45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12" table:formula="of:=[.B58]/[.B55]" office:value-type="float" office:value="12.6368715083799" calcext:value-type="float">
            <text:p>12.64</text:p>
          </table:table-cell>
          <table:table-cell table:style-name="ce12" table:formula="of:=[.C58]/[.C55]" office:value-type="float" office:value="11.8692109777015" calcext:value-type="float">
            <text:p>11.87</text:p>
          </table:table-cell>
          <table:table-cell table:style-name="ce12" table:formula="of:=[.D58]/[.D55]" office:value-type="float" office:value="10.3694749505219" calcext:value-type="float">
            <text:p>10.37</text:p>
          </table:table-cell>
          <table:table-cell table:style-name="ce12" table:formula="of:=[.E58]/[.E55]" office:value-type="float" office:value="6.61359361541301" calcext:value-type="float">
            <text:p>6.61</text:p>
          </table:table-cell>
          <table:table-cell table:style-name="ce12" table:formula="of:=[.F58]/[.F55]" office:value-type="float" office:value="7.56832182184219" calcext:value-type="float">
            <text:p>7.57</text:p>
          </table:table-cell>
          <table:table-cell table:style-name="ce21" table:formula="of:=[.G58]/[.G55]" office:value-type="float" office:value="7.92164926682768" calcext:value-type="float">
            <text:p>7.92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13" table:formula="of:=[.B59]/[.B55]" office:value-type="float" office:value="3.97765363128492" calcext:value-type="float">
            <text:p>3.98</text:p>
          </table:table-cell>
          <table:table-cell table:style-name="ce13" table:formula="of:=[.C59]/[.C55]" office:value-type="float" office:value="12.3769296740995" calcext:value-type="float">
            <text:p>12.38</text:p>
          </table:table-cell>
          <table:table-cell table:style-name="ce13" table:formula="of:=[.D59]/[.D55]" office:value-type="float" office:value="15.5820947650277" calcext:value-type="float">
            <text:p>15.58</text:p>
          </table:table-cell>
          <table:table-cell table:style-name="ce13" table:formula="of:=[.E59]/[.E55]" office:value-type="float" office:value="9.97337704572222" calcext:value-type="float">
            <text:p>9.97</text:p>
          </table:table-cell>
          <table:table-cell table:style-name="ce13" table:formula="of:=[.F59]/[.F55]" office:value-type="float" office:value="9.8871829513042" calcext:value-type="float">
            <text:p>9.89</text:p>
          </table:table-cell>
          <table:table-cell table:style-name="ce22" table:formula="of:=[.G59]/[.G55]" office:value-type="float" office:value="8.49113048535252" calcext:value-type="float">
            <text:p>8.49</text:p>
          </table:table-cell>
          <table:table-cell table:number-columns-repeated="10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Teardown in bulks of 1000 items</text:p>
          </table:table-cell>
          <table:covered-table-cell table:number-columns-repeated="2" table:style-name="ce15"/>
          <table:table-cell table:number-columns-repeated="12"/>
        </table:table-row>
        <table:table-row table:style-name="ro1">
          <table:table-cell table:style-name="ce5" office:value-type="string" calcext:value-type="string">
            <text:p>method\N</text:p>
          </table:table-cell>
          <table:table-cell table:style-name="ce7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16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eardownTree::delete_range()</text:p>
          </table:table-cell>
          <table:table-cell table:style-name="ce8"/>
          <table:table-cell table:style-name="ce8" table:formula="of:=[.C28]-[.C45]" office:value-type="float" office:value="2054" calcext:value-type="float">
            <text:p>2054</text:p>
          </table:table-cell>
          <table:table-cell table:style-name="ce8" table:formula="of:=[.D28]-[.D45]" office:value-type="float" office:value="20517" calcext:value-type="float">
            <text:p>20517</text:p>
          </table:table-cell>
          <table:table-cell table:style-name="ce8" table:formula="of:=[.E28]-[.E45]" office:value-type="float" office:value="239536" calcext:value-type="float">
            <text:p>239536</text:p>
          </table:table-cell>
          <table:table-cell table:style-name="ce8" table:formula="of:=[.F28]-[.F45]" office:value-type="float" office:value="2638682" calcext:value-type="float">
            <text:p>2638682</text:p>
          </table:table-cell>
          <table:table-cell table:style-name="ce17" table:formula="of:=[.G28]-[.G45]" office:value-type="float" office:value="28280456" calcext:value-type="float">
            <text:p>28280456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reap::delete_range()</text:p>
          </table:table-cell>
          <table:table-cell table:style-name="ce8"/>
          <table:table-cell table:style-name="ce8" table:formula="of:=[.C29]-[.C46]" office:value-type="float" office:value="23370" calcext:value-type="float">
            <text:p>23370</text:p>
          </table:table-cell>
          <table:table-cell table:style-name="ce8" table:formula="of:=[.D29]-[.D46]" office:value-type="float" office:value="241710" calcext:value-type="float">
            <text:p>241710</text:p>
          </table:table-cell>
          <table:table-cell table:style-name="ce8" table:formula="of:=[.E29]-[.E46]" office:value-type="float" office:value="3018621" calcext:value-type="float">
            <text:p>3018621</text:p>
          </table:table-cell>
          <table:table-cell table:style-name="ce8" table:formula="of:=[.F29]-[.F46]" office:value-type="float" office:value="33809815" calcext:value-type="float">
            <text:p>33809815</text:p>
          </table:table-cell>
          <table:table-cell table:style-name="ce17" table:formula="of:=[.G29]-[.G46]" office:value-type="float" office:value="539100333" calcext:value-type="float">
            <text:p>539100333</text:p>
          </table:table-cell>
          <table:table-cell table:number-columns-repeated="10"/>
        </table:table-row>
        <table:table-row table:style-name="ro1">
          <table:table-cell table:style-name="ce3" table:formula="of:=&quot;BTreeSet::remove()&quot;" office:value-type="string" office:string-value="BTreeSet::remove()" calcext:value-type="string">
            <text:p>BTreeSet::remove()</text:p>
          </table:table-cell>
          <table:table-cell table:style-name="ce8"/>
          <table:table-cell table:style-name="ce8" table:formula="of:=[.C30]-[.C47]" office:value-type="float" office:value="20501" calcext:value-type="float">
            <text:p>20501</text:p>
          </table:table-cell>
          <table:table-cell table:style-name="ce8" table:formula="of:=[.D30]-[.D47]" office:value-type="float" office:value="326828" calcext:value-type="float">
            <text:p>326828</text:p>
          </table:table-cell>
          <table:table-cell table:style-name="ce8" table:formula="of:=[.E30]-[.E47]" office:value-type="float" office:value="3923641" calcext:value-type="float">
            <text:p>3923641</text:p>
          </table:table-cell>
          <table:table-cell table:style-name="ce8" table:formula="of:=[.F30]-[.F47]" office:value-type="float" office:value="46157533" calcext:value-type="float">
            <text:p>46157533</text:p>
          </table:table-cell>
          <table:table-cell table:style-name="ce17" table:formula="of:=[.G30]-[.G47]" office:value-type="float" office:value="515871813" calcext:value-type="float">
            <text:p>515871813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8"/>
          <table:table-cell table:style-name="ce8" table:formula="of:=[.C31]-[.C48]" office:value-type="float" office:value="25132" calcext:value-type="float">
            <text:p>25132</text:p>
          </table:table-cell>
          <table:table-cell table:style-name="ce8" table:formula="of:=[.D31]-[.D48]" office:value-type="float" office:value="247492" calcext:value-type="float">
            <text:p>247492</text:p>
          </table:table-cell>
          <table:table-cell table:style-name="ce8" table:formula="of:=[.E31]-[.E48]" office:value-type="float" office:value="2506815" calcext:value-type="float">
            <text:p>2506815</text:p>
          </table:table-cell>
          <table:table-cell table:style-name="ce8" table:formula="of:=[.F31]-[.F48]" office:value-type="float" office:value="30069842" calcext:value-type="float">
            <text:p>30069842</text:p>
          </table:table-cell>
          <table:table-cell table:style-name="ce17" table:formula="of:=[.G31]-[.G48]" office:value-type="float" office:value="383018700" calcext:value-type="float">
            <text:p>383018700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9"/>
          <table:table-cell table:style-name="ce9" table:formula="of:=[.C32]-[.C49]" office:value-type="float" office:value="29995" calcext:value-type="float">
            <text:p>29995</text:p>
          </table:table-cell>
          <table:table-cell table:style-name="ce9" table:formula="of:=[.D32]-[.D49]" office:value-type="float" office:value="365898" calcext:value-type="float">
            <text:p>365898</text:p>
          </table:table-cell>
          <table:table-cell table:style-name="ce9" table:formula="of:=[.E32]-[.E49]" office:value-type="float" office:value="4112712" calcext:value-type="float">
            <text:p>4112712</text:p>
          </table:table-cell>
          <table:table-cell table:style-name="ce9" table:formula="of:=[.F32]-[.F49]" office:value-type="float" office:value="44222606" calcext:value-type="float">
            <text:p>44222606</text:p>
          </table:table-cell>
          <table:table-cell table:style-name="ce18" table:formula="of:=[.G32]-[.G49]" office:value-type="float" office:value="477949630" calcext:value-type="float">
            <text:p>47794963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4"/>
          <table:table-cell table:style-name="ce15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Teardown in bulks of 1000 items – ratio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table:style-name="ce5" office:value-type="string" calcext:value-type="string">
            <text:p>method\N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 office:value-type="float" office:value="100000" calcext:value-type="float">
            <text:p>100000</text:p>
          </table:table-cell>
          <table:table-cell table:style-name="ce10" office:value-type="float" office:value="1000000" calcext:value-type="float">
            <text:p>1000000</text:p>
          </table:table-cell>
          <table:table-cell table:style-name="ce19" office:value-type="float" office:value="10000000" calcext:value-type="float">
            <text:p>10000000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eardownTree::delete_range()</text:p>
          </table:table-cell>
          <table:table-cell table:style-name="ce11"/>
          <table:table-cell table:style-name="ce11" table:formula="of:=[.C78]/[.C78]" office:value-type="float" office:value="1" calcext:value-type="float">
            <text:p>1.00</text:p>
          </table:table-cell>
          <table:table-cell table:style-name="ce11" table:formula="of:=[.D78]/[.D78]" office:value-type="float" office:value="1" calcext:value-type="float">
            <text:p>1.00</text:p>
          </table:table-cell>
          <table:table-cell table:style-name="ce11" table:formula="of:=[.E78]/[.E78]" office:value-type="float" office:value="1" calcext:value-type="float">
            <text:p>1.00</text:p>
          </table:table-cell>
          <table:table-cell table:style-name="ce11" table:formula="of:=[.F78]/[.F78]" office:value-type="float" office:value="1" calcext:value-type="float">
            <text:p>1.00</text:p>
          </table:table-cell>
          <table:table-cell table:style-name="ce20" table:formula="of:=[.G78]/[.G78]" office:value-type="float" office:value="1" calcext:value-type="float">
            <text:p>1.00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reap::delete_range()</text:p>
          </table:table-cell>
          <table:table-cell table:style-name="ce12"/>
          <table:table-cell table:style-name="ce12" table:formula="of:=[.C79]/[.C78]" office:value-type="float" office:value="11.3777994157741" calcext:value-type="float">
            <text:p>11.38</text:p>
          </table:table-cell>
          <table:table-cell table:style-name="ce12" table:formula="of:=[.D79]/[.D78]" office:value-type="float" office:value="11.7809621289662" calcext:value-type="float">
            <text:p>11.78</text:p>
          </table:table-cell>
          <table:table-cell table:style-name="ce12" table:formula="of:=[.E79]/[.E78]" office:value-type="float" office:value="12.6019512724601" calcext:value-type="float">
            <text:p>12.60</text:p>
          </table:table-cell>
          <table:table-cell table:style-name="ce12" table:formula="of:=[.F79]/[.F78]" office:value-type="float" office:value="12.8131449716184" calcext:value-type="float">
            <text:p>12.81</text:p>
          </table:table-cell>
          <table:table-cell table:style-name="ce21" table:formula="of:=[.G79]/[.G78]" office:value-type="float" office:value="19.0626464085303" calcext:value-type="float">
            <text:p>19.06</text:p>
          </table:table-cell>
          <table:table-cell table:number-columns-repeated="10"/>
        </table:table-row>
        <table:table-row table:style-name="ro1">
          <table:table-cell table:style-name="ce3" table:formula="of:=&quot;BTreeSet::remove()&quot;" office:value-type="string" office:string-value="BTreeSet::remove()" calcext:value-type="string">
            <text:p>BTreeSet::remove()</text:p>
          </table:table-cell>
          <table:table-cell table:style-name="ce12"/>
          <table:table-cell table:style-name="ce12" table:formula="of:=[.C80]/[.C78]" office:value-type="float" office:value="9.98101265822785" calcext:value-type="float">
            <text:p>9.98</text:p>
          </table:table-cell>
          <table:table-cell table:style-name="ce12" table:formula="of:=[.D80]/[.D78]" office:value-type="float" office:value="15.9296193400595" calcext:value-type="float">
            <text:p>15.93</text:p>
          </table:table-cell>
          <table:table-cell table:style-name="ce12" table:formula="of:=[.E80]/[.E78]" office:value-type="float" office:value="16.380172500167" calcext:value-type="float">
            <text:p>16.38</text:p>
          </table:table-cell>
          <table:table-cell table:style-name="ce12" table:formula="of:=[.F80]/[.F78]" office:value-type="float" office:value="17.4926470866895" calcext:value-type="float">
            <text:p>17.49</text:p>
          </table:table-cell>
          <table:table-cell table:style-name="ce21" table:formula="of:=[.G80]/[.G78]" office:value-type="float" office:value="18.2412834149492" calcext:value-type="float">
            <text:p>18.24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playTree::remove_range()</text:p>
          </table:table-cell>
          <table:table-cell table:style-name="ce12"/>
          <table:table-cell table:style-name="ce12" table:formula="of:=[.C81]/[.C78]" office:value-type="float" office:value="12.2356377799416" calcext:value-type="float">
            <text:p>12.24</text:p>
          </table:table-cell>
          <table:table-cell table:style-name="ce12" table:formula="of:=[.D81]/[.D78]" office:value-type="float" office:value="12.0627772091436" calcext:value-type="float">
            <text:p>12.06</text:p>
          </table:table-cell>
          <table:table-cell table:style-name="ce12" table:formula="of:=[.E81]/[.E78]" office:value-type="float" office:value="10.4652954044486" calcext:value-type="float">
            <text:p>10.47</text:p>
          </table:table-cell>
          <table:table-cell table:style-name="ce12" table:formula="of:=[.F81]/[.F78]" office:value-type="float" office:value="11.3957809239613" calcext:value-type="float">
            <text:p>11.40</text:p>
          </table:table-cell>
          <table:table-cell table:style-name="ce12" table:formula="of:=[.G81]/[.G78]" office:value-type="float" office:value="13.543582889894" calcext:value-type="float">
            <text:p>13.54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TeardownTree::delete()</text:p>
          </table:table-cell>
          <table:table-cell table:style-name="ce13"/>
          <table:table-cell table:style-name="ce13" table:formula="of:=[.C82]/[.C78]" office:value-type="float" office:value="14.6032132424537" calcext:value-type="float">
            <text:p>14.60</text:p>
          </table:table-cell>
          <table:table-cell table:style-name="ce13" table:formula="of:=[.D82]/[.D78]" office:value-type="float" office:value="17.8338938441293" calcext:value-type="float">
            <text:p>17.83</text:p>
          </table:table-cell>
          <table:table-cell table:style-name="ce13" table:formula="of:=[.E82]/[.E78]" office:value-type="float" office:value="17.1694943557545" calcext:value-type="float">
            <text:p>17.17</text:p>
          </table:table-cell>
          <table:table-cell table:style-name="ce13" table:formula="of:=[.F82]/[.F78]" office:value-type="float" office:value="16.7593541017826" calcext:value-type="float">
            <text:p>16.76</text:p>
          </table:table-cell>
          <table:table-cell table:style-name="ce22" table:formula="of:=[.G82]/[.G78]" office:value-type="float" office:value="16.9003508995753" calcext:value-type="float">
            <text:p>16.90</text:p>
          </table:table-cell>
          <table:table-cell table:number-columns-repeated="10"/>
        </table:table-row>
        <table:table-row table:style-name="ro1" table:number-rows-repeated="19">
          <table:table-cell table:number-columns-repeated="17"/>
        </table:table-row>
        <table:table-row table:style-name="ro1">
          <table:table-cell table:number-columns-repeated="2"/>
          <table:table-cell table:style-name="ce14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e" style:country-complex="IL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 Unicode" style:font-family-complex="'Lucida Sans Unicode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 style:data-style-name="N2" text:time-value="18:11:14.6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16:20:42.476000000</meta:creation-date>
    <meta:editing-duration>PT3H34M23S</meta:editing-duration>
    <meta:editing-cycles>26</meta:editing-cycles>
    <meta:generator>LibreOffice/5.2.3.3$Windows_x86 LibreOffice_project/d54a8868f08a7b39642414cf2c8ef2f228f780cf</meta:generator>
    <dc:date>2017-01-06T21:10:03.148000000</dc:date>
    <meta:document-statistic meta:table-count="1" meta:cell-count="36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Segoe UI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451cm" svg:height="6.63cm" xlink:href=".." xlink:type="simple" chart:class="chart:scatter" chart:style-name="ch1">
        <chart:title svg:x="4.131cm" svg:y="0.268cm" chart:style-name="ch2">
          <text:p>Full refill/teardown in bulks of 1000 items</text:p>
        </chart:title>
        <chart:legend chart:legend-position="end" svg:x="11.503cm" svg:y="2.02cm" style:legend-expansion="high" chart:style-name="ch3"/>
        <chart:plot-area chart:style-name="ch4" table:cell-range-address="Sheet1.A35:Sheet1.G40" chart:data-source-has-labels="both" svg:x="1.387cm" svg:y="1.285cm" svg:width="9.767cm" svg:height="4.205cm">
          <chartooo:coordinate-region svg:x="2.485cm" svg:y="1.484cm" svg:width="7.926cm" svg:height="3.359cm"/>
          <chart:axis chart:dimension="x" chart:name="primary-x" chart:style-name="ch5" chartooo:axis-type="auto">
            <chart:title svg:x="6.094cm" svg:y="5.623cm" chart:style-name="ch6">
              <text:p>N</text:p>
            </chart:title>
            <chart:categories table:cell-range-address="Sheet1.C35:Sheet1.G35"/>
          </chart:axis>
          <chart:axis chart:dimension="y" chart:name="primary-y" chart:style-name="ch7">
            <chart:title svg:x="0.451cm" svg:y="4.41cm" chart:style-name="ch8">
              <text:p>Times slower</text:p>
            </chart:title>
            <chart:grid chart:style-name="ch9" chart:class="major"/>
          </chart:axis>
          <chart:series chart:style-name="ch10" chart:values-cell-range-address="Sheet1.C36:Sheet1.G36" chart:label-cell-address="Sheet1.A36:Sheet1.B36" chart:class="chart:scatter">
            <chart:domain table:cell-range-address="Sheet1.C35:Sheet1.G35"/>
            <chart:data-point chart:repeated="5"/>
          </chart:series>
          <chart:series chart:style-name="ch11" chart:values-cell-range-address="Sheet1.C37:Sheet1.G37" chart:label-cell-address="Sheet1.A37:Sheet1.B37" chart:class="chart:scatter">
            <chart:data-point chart:repeated="5"/>
          </chart:series>
          <chart:series chart:style-name="ch12" chart:values-cell-range-address="Sheet1.C38:Sheet1.G38" chart:label-cell-address="Sheet1.A38:Sheet1.B38" chart:class="chart:scatter">
            <chart:data-point chart:repeated="5"/>
          </chart:series>
          <chart:series chart:style-name="ch13" chart:values-cell-range-address="Sheet1.C39:Sheet1.G39" chart:label-cell-address="Sheet1.A39:Sheet1.B39" chart:class="chart:scatter">
            <chart:data-point chart:repeated="5"/>
          </chart:series>
          <chart:series chart:style-name="ch14" chart:values-cell-range-address="Sheet1.C40:Sheet1.G40" chart:label-cell-address="Sheet1.A40:Sheet1.B40" chart:class="chart:scatte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C35:Sheet1.G35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TeardownTree::delete_range()</text:p>
                <text:list>
                  <text:list-item>
                    <text:p>TeardownTree::delete_range()</text:p>
                  </text:list-item>
                  <text:list-item>
                    <text:p/>
                  </text:list-item>
                </text:list>
                <draw:g>
                  <svg:desc>Sheet1.A36:Sheet1.B36</svg:desc>
                </draw:g>
              </table:table-cell>
              <table:table-cell office:value-type="float" office:value="1">
                <text:p>1</text:p>
                <draw:g>
                  <svg:desc>Sheet1.C36:Sheet1.G3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eap::delete_range()</text:p>
                <text:list>
                  <text:list-item>
                    <text:p>Treap::delete_range()</text:p>
                  </text:list-item>
                  <text:list-item>
                    <text:p/>
                  </text:list-item>
                </text:list>
                <draw:g>
                  <svg:desc>Sheet1.A37:Sheet1.B37</svg:desc>
                </draw:g>
              </table:table-cell>
              <table:table-cell office:value-type="float" office:value="24.5877387827632">
                <text:p>24.5877387827632</text:p>
                <draw:g>
                  <svg:desc>Sheet1.C37:Sheet1.G37</svg:desc>
                </draw:g>
              </table:table-cell>
              <table:table-cell office:value-type="float" office:value="27.4073624049323">
                <text:p>27.4073624049323</text:p>
              </table:table-cell>
              <table:table-cell office:value-type="float" office:value="29.1870185083379">
                <text:p>29.1870185083379</text:p>
              </table:table-cell>
              <table:table-cell office:value-type="float" office:value="43.1012707887134">
                <text:p>43.1012707887134</text:p>
              </table:table-cell>
              <table:table-cell office:value-type="float" office:value="49.3791168521335">
                <text:p>49.3791168521335</text:p>
              </table:table-cell>
            </table:table-row>
            <table:table-row>
              <table:table-cell office:value-type="string">
                <text:p>BTreeSet::remove()</text:p>
                <text:list>
                  <text:list-item>
                    <text:p>BTreeSet::remove()</text:p>
                  </text:list-item>
                  <text:list-item>
                    <text:p/>
                  </text:list-item>
                </text:list>
                <draw:g>
                  <svg:desc>Sheet1.A38:Sheet1.B38</svg:desc>
                </draw:g>
              </table:table-cell>
              <table:table-cell office:value-type="float" office:value="12.240337627721">
                <text:p>12.240337627721</text:p>
                <draw:g>
                  <svg:desc>Sheet1.C38:Sheet1.G38</svg:desc>
                </draw:g>
              </table:table-cell>
              <table:table-cell office:value-type="float" office:value="17.6127987039287">
                <text:p>17.6127987039287</text:p>
              </table:table-cell>
              <table:table-cell office:value-type="float" office:value="16.7999157045996">
                <text:p>16.7999157045996</text:p>
              </table:table-cell>
              <table:table-cell office:value-type="float" office:value="19.4382936511694">
                <text:p>19.4382936511694</text:p>
              </table:table-cell>
              <table:table-cell office:value-type="float" office:value="20.4816610107169">
                <text:p>20.4816610107169</text:p>
              </table:table-cell>
            </table:table-row>
            <table:table-row>
              <table:table-cell office:value-type="string">
                <text:p>SplayTree::remove_range()</text:p>
                <text:list>
                  <text:list-item>
                    <text:p>SplayTree::remove_range()</text:p>
                  </text:list-item>
                  <text:list-item>
                    <text:p/>
                  </text:list-item>
                </text:list>
                <draw:g>
                  <svg:desc>Sheet1.A39:Sheet1.B39</svg:desc>
                </draw:g>
              </table:table-cell>
              <table:table-cell office:value-type="float" office:value="24.1776988005331">
                <text:p>24.1776988005331</text:p>
                <draw:g>
                  <svg:desc>Sheet1.C39:Sheet1.G39</svg:desc>
                </draw:g>
              </table:table-cell>
              <table:table-cell office:value-type="float" office:value="27.562305926826">
                <text:p>27.562305926826</text:p>
              </table:table-cell>
              <table:table-cell office:value-type="float" office:value="24.320985889683">
                <text:p>24.320985889683</text:p>
              </table:table-cell>
              <table:table-cell office:value-type="float" office:value="40.0474715205594">
                <text:p>40.0474715205594</text:p>
              </table:table-cell>
              <table:table-cell office:value-type="float" office:value="43.3643741517454">
                <text:p>43.3643741517454</text:p>
              </table:table-cell>
            </table:table-row>
            <table:table-row>
              <table:table-cell office:value-type="string">
                <text:p>TeardownTree::delete()</text:p>
                <text:list>
                  <text:list-item>
                    <text:p>TeardownTree::delete()</text:p>
                  </text:list-item>
                  <text:list-item>
                    <text:p/>
                  </text:list-item>
                </text:list>
                <draw:g>
                  <svg:desc>Sheet1.A40:Sheet1.B40</svg:desc>
                </draw:g>
              </table:table-cell>
              <table:table-cell office:value-type="float" office:value="13.4127054642381">
                <text:p>13.4127054642381</text:p>
                <draw:g>
                  <svg:desc>Sheet1.C40:Sheet1.G40</svg:desc>
                </draw:g>
              </table:table-cell>
              <table:table-cell office:value-type="float" office:value="16.5429998649926">
                <text:p>16.5429998649926</text:p>
              </table:table-cell>
              <table:table-cell office:value-type="float" office:value="15.195257467473">
                <text:p>15.195257467473</text:p>
              </table:table-cell>
              <table:table-cell office:value-type="float" office:value="14.1244737923499">
                <text:p>14.1244737923499</text:p>
              </table:table-cell>
              <table:table-cell office:value-type="float" office:value="14.0521901636805">
                <text:p>14.05219016368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Segoe UI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451cm" svg:height="6.63cm" xlink:href=".." xlink:type="simple" chart:class="chart:scatter" chart:style-name="ch1">
        <chart:title svg:x="5.282cm" svg:y="0.268cm" chart:style-name="ch2">
          <text:p>Teardown in bulks of 100 items</text:p>
        </chart:title>
        <chart:legend chart:legend-position="end" svg:x="11.609cm" svg:y="2.02cm" style:legend-expansion="high" chart:style-name="ch3"/>
        <chart:plot-area chart:style-name="ch4" table:cell-range-address="Sheet1.A62:Sheet1.G67" chart:data-source-has-labels="both" svg:x="1.387cm" svg:y="1.285cm" svg:width="9.873cm" svg:height="4.205cm">
          <chartooo:coordinate-region svg:x="2.299cm" svg:y="1.484cm" svg:width="8.032cm" svg:height="3.359cm"/>
          <chart:axis chart:dimension="x" chart:name="primary-x" chart:style-name="ch5" chartooo:axis-type="auto">
            <chart:title svg:x="6.147cm" svg:y="5.623cm" chart:style-name="ch6">
              <text:p>N</text:p>
            </chart:title>
            <chart:categories table:cell-range-address="Sheet1.B62:Sheet1.G62"/>
          </chart:axis>
          <chart:axis chart:dimension="y" chart:name="primary-y" chart:style-name="ch7">
            <chart:title svg:x="0.451cm" svg:y="4.41cm" chart:style-name="ch8">
              <text:p>Times slower</text:p>
            </chart:title>
            <chart:grid chart:style-name="ch9" chart:class="major"/>
          </chart:axis>
          <chart:series chart:style-name="ch10" chart:values-cell-range-address="Sheet1.B63:Sheet1.G63" chart:label-cell-address="Sheet1.A63:Sheet1.A63" chart:class="chart:scatter">
            <chart:domain table:cell-range-address="Sheet1.B62:Sheet1.G62"/>
            <chart:data-point chart:repeated="6"/>
          </chart:series>
          <chart:series chart:style-name="ch11" chart:values-cell-range-address="Sheet1.B64:Sheet1.G64" chart:label-cell-address="Sheet1.A64:Sheet1.A64" chart:class="chart:scatter">
            <chart:data-point chart:repeated="6"/>
          </chart:series>
          <chart:series chart:style-name="ch12" chart:values-cell-range-address="Sheet1.B65:Sheet1.G65" chart:label-cell-address="Sheet1.A65:Sheet1.A65" chart:class="chart:scatter">
            <chart:data-point chart:repeated="6"/>
          </chart:series>
          <chart:series chart:style-name="ch13" chart:values-cell-range-address="Sheet1.B66:Sheet1.G66" chart:label-cell-address="Sheet1.A66:Sheet1.A66" chart:class="chart:scatter">
            <chart:data-point chart:repeated="6"/>
          </chart:series>
          <chart:series chart:style-name="ch14" chart:values-cell-range-address="Sheet1.B67:Sheet1.G67" chart:label-cell-address="Sheet1.A67:Sheet1.A67" chart:class="chart:scatte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B62:Sheet1.G6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TeardownTree::delete_range()</text:p>
                <draw:g>
                  <svg:desc>Sheet1.A63:Sheet1.A63</svg:desc>
                </draw:g>
              </table:table-cell>
              <table:table-cell office:value-type="float" office:value="1">
                <text:p>1</text:p>
                <draw:g>
                  <svg:desc>Sheet1.B63:Sheet1.G6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eap::delete_range()</text:p>
                <draw:g>
                  <svg:desc>Sheet1.A64:Sheet1.A64</svg:desc>
                </draw:g>
              </table:table-cell>
              <table:table-cell office:value-type="float" office:value="14.8994413407821">
                <text:p>14.8994413407821</text:p>
                <draw:g>
                  <svg:desc>Sheet1.B64:Sheet1.G64</svg:desc>
                </draw:g>
              </table:table-cell>
              <table:table-cell office:value-type="float" office:value="12.7560034305317">
                <text:p>12.7560034305317</text:p>
              </table:table-cell>
              <table:table-cell office:value-type="float" office:value="12.8759362024138">
                <text:p>12.8759362024138</text:p>
              </table:table-cell>
              <table:table-cell office:value-type="float" office:value="11.2100809499534">
                <text:p>11.2100809499534</text:p>
              </table:table-cell>
              <table:table-cell office:value-type="float" office:value="10.1674139221205">
                <text:p>10.1674139221205</text:p>
              </table:table-cell>
              <table:table-cell office:value-type="float" office:value="10.8600023642337">
                <text:p>10.8600023642337</text:p>
              </table:table-cell>
            </table:table-row>
            <table:table-row>
              <table:table-cell office:value-type="string">
                <text:p>BTreeSet::remove()</text:p>
                <draw:g>
                  <svg:desc>Sheet1.A65:Sheet1.A65</svg:desc>
                </draw:g>
              </table:table-cell>
              <table:table-cell office:value-type="float" office:value="9.16759776536313">
                <text:p>9.16759776536313</text:p>
                <draw:g>
                  <svg:desc>Sheet1.B65:Sheet1.G65</svg:desc>
                </draw:g>
              </table:table-cell>
              <table:table-cell office:value-type="float" office:value="12.3597770154374">
                <text:p>12.3597770154374</text:p>
              </table:table-cell>
              <table:table-cell office:value-type="float" office:value="16.8430672513485">
                <text:p>16.8430672513485</text:p>
              </table:table-cell>
              <table:table-cell office:value-type="float" office:value="11.2271103239756">
                <text:p>11.2271103239756</text:p>
              </table:table-cell>
              <table:table-cell office:value-type="float" office:value="11.9378254240101">
                <text:p>11.9378254240101</text:p>
              </table:table-cell>
              <table:table-cell office:value-type="float" office:value="10.4529996882835">
                <text:p>10.4529996882835</text:p>
              </table:table-cell>
            </table:table-row>
            <table:table-row>
              <table:table-cell office:value-type="string">
                <text:p>SplayTree::remove_range()</text:p>
                <draw:g>
                  <svg:desc>Sheet1.A66:Sheet1.A66</svg:desc>
                </draw:g>
              </table:table-cell>
              <table:table-cell office:value-type="float" office:value="12.6368715083799">
                <text:p>12.6368715083799</text:p>
                <draw:g>
                  <svg:desc>Sheet1.B66:Sheet1.G66</svg:desc>
                </draw:g>
              </table:table-cell>
              <table:table-cell office:value-type="float" office:value="11.8692109777015">
                <text:p>11.8692109777015</text:p>
              </table:table-cell>
              <table:table-cell office:value-type="float" office:value="10.3694749505219">
                <text:p>10.3694749505219</text:p>
              </table:table-cell>
              <table:table-cell office:value-type="float" office:value="6.61359361541301">
                <text:p>6.61359361541301</text:p>
              </table:table-cell>
              <table:table-cell office:value-type="float" office:value="7.56832182184219">
                <text:p>7.56832182184219</text:p>
              </table:table-cell>
              <table:table-cell office:value-type="float" office:value="7.92164926682768">
                <text:p>7.92164926682768</text:p>
              </table:table-cell>
            </table:table-row>
            <table:table-row>
              <table:table-cell office:value-type="string">
                <text:p>TeardownTree::delete()</text:p>
                <draw:g>
                  <svg:desc>Sheet1.A67:Sheet1.A67</svg:desc>
                </draw:g>
              </table:table-cell>
              <table:table-cell office:value-type="float" office:value="3.97765363128492">
                <text:p>3.97765363128492</text:p>
                <draw:g>
                  <svg:desc>Sheet1.B67:Sheet1.G67</svg:desc>
                </draw:g>
              </table:table-cell>
              <table:table-cell office:value-type="float" office:value="12.3769296740995">
                <text:p>12.3769296740995</text:p>
              </table:table-cell>
              <table:table-cell office:value-type="float" office:value="15.5820947650277">
                <text:p>15.5820947650277</text:p>
              </table:table-cell>
              <table:table-cell office:value-type="float" office:value="9.97337704572222">
                <text:p>9.97337704572222</text:p>
              </table:table-cell>
              <table:table-cell office:value-type="float" office:value="9.8871829513042">
                <text:p>9.8871829513042</text:p>
              </table:table-cell>
              <table:table-cell office:value-type="float" office:value="8.49113048535252">
                <text:p>8.491130485352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Segoe UI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449cm" svg:height="6.618cm" xlink:href=".." xlink:type="simple" chart:class="chart:scatter" chart:style-name="ch1">
        <chart:title svg:x="4.262cm" svg:y="0.268cm" chart:style-name="ch2">
          <text:p>Full refill/teardown in bulks of 100 items</text:p>
        </chart:title>
        <chart:legend chart:legend-position="end" svg:x="11.607cm" svg:y="2.014cm" style:legend-expansion="high" chart:style-name="ch3"/>
        <chart:plot-area chart:style-name="ch4" table:cell-range-address="Sheet1.A11:Sheet1.G16" chart:data-source-has-labels="both" svg:x="1.386cm" svg:y="1.285cm" svg:width="9.873cm" svg:height="4.193cm">
          <chartooo:coordinate-region svg:x="2.484cm" svg:y="1.484cm" svg:width="8.032cm" svg:height="3.347cm"/>
          <chart:axis chart:dimension="x" chart:name="primary-x" chart:style-name="ch5" chartooo:axis-type="auto">
            <chart:title svg:x="6.146cm" svg:y="5.611cm" chart:style-name="ch6">
              <text:p>N</text:p>
            </chart:title>
            <chart:categories table:cell-range-address="Sheet1.B11:Sheet1.G11"/>
          </chart:axis>
          <chart:axis chart:dimension="y" chart:name="primary-y" chart:style-name="ch7">
            <chart:title svg:x="0.451cm" svg:y="4.404cm" chart:style-name="ch8">
              <text:p>Times slower</text:p>
            </chart:title>
            <chart:grid chart:style-name="ch9" chart:class="major"/>
          </chart:axis>
          <chart:series chart:style-name="ch10" chart:values-cell-range-address="Sheet1.B12:Sheet1.G12" chart:label-cell-address="Sheet1.A12:Sheet1.A12" chart:class="chart:scatter">
            <chart:domain table:cell-range-address="Sheet1.B11:Sheet1.G11"/>
            <chart:data-point chart:repeated="6"/>
          </chart:series>
          <chart:series chart:style-name="ch11" chart:values-cell-range-address="Sheet1.B13:Sheet1.G13" chart:label-cell-address="Sheet1.A13:Sheet1.A13" chart:class="chart:scatter">
            <chart:data-point chart:repeated="6"/>
          </chart:series>
          <chart:series chart:style-name="ch12" chart:values-cell-range-address="Sheet1.B14:Sheet1.G14" chart:label-cell-address="Sheet1.A14:Sheet1.A14" chart:class="chart:scatter">
            <chart:data-point chart:repeated="6"/>
          </chart:series>
          <chart:series chart:style-name="ch13" chart:values-cell-range-address="Sheet1.B15:Sheet1.G15" chart:label-cell-address="Sheet1.A15:Sheet1.A15" chart:class="chart:scatter">
            <chart:data-point chart:repeated="6"/>
          </chart:series>
          <chart:series chart:style-name="ch14" chart:values-cell-range-address="Sheet1.B16:Sheet1.G16" chart:label-cell-address="Sheet1.A16:Sheet1.A16" chart:class="chart:scatte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B11:Sheet1.G1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TeardownTree::delete_range()</text:p>
                <draw:g>
                  <svg:desc>Sheet1.A12:Sheet1.A12</svg:desc>
                </draw:g>
              </table:table-cell>
              <table:table-cell office:value-type="float" office:value="1">
                <text:p>1</text:p>
                <draw:g>
                  <svg:desc>Sheet1.B12:Sheet1.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eap::delete_range()</text:p>
                <draw:g>
                  <svg:desc>Sheet1.A13:Sheet1.A13</svg:desc>
                </draw:g>
              </table:table-cell>
              <table:table-cell office:value-type="float" office:value="26.5438596491228">
                <text:p>26.5438596491228</text:p>
                <draw:g>
                  <svg:desc>Sheet1.B13:Sheet1.G13</svg:desc>
                </draw:g>
              </table:table-cell>
              <table:table-cell office:value-type="float" office:value="24.4064847765915">
                <text:p>24.4064847765915</text:p>
              </table:table-cell>
              <table:table-cell office:value-type="float" office:value="25.4471299093656">
                <text:p>25.4471299093656</text:p>
              </table:table-cell>
              <table:table-cell office:value-type="float" office:value="20.5702585942139">
                <text:p>20.5702585942139</text:p>
              </table:table-cell>
              <table:table-cell office:value-type="float" office:value="27.431109929078">
                <text:p>27.431109929078</text:p>
              </table:table-cell>
              <table:table-cell office:value-type="float" office:value="25.7573143875497">
                <text:p>25.7573143875497</text:p>
              </table:table-cell>
            </table:table-row>
            <table:table-row>
              <table:table-cell office:value-type="string">
                <text:p>BTreeSet::remove()</text:p>
                <draw:g>
                  <svg:desc>Sheet1.A14:Sheet1.A14</svg:desc>
                </draw:g>
              </table:table-cell>
              <table:table-cell office:value-type="float" office:value="9.25">
                <text:p>9.25</text:p>
                <draw:g>
                  <svg:desc>Sheet1.B14:Sheet1.G14</svg:desc>
                </draw:g>
              </table:table-cell>
              <table:table-cell office:value-type="float" office:value="14.1854487939897">
                <text:p>14.1854487939897</text:p>
              </table:table-cell>
              <table:table-cell office:value-type="float" office:value="18.1478178575329">
                <text:p>18.1478178575329</text:p>
              </table:table-cell>
              <table:table-cell office:value-type="float" office:value="11.8130853176634">
                <text:p>11.8130853176634</text:p>
              </table:table-cell>
              <table:table-cell office:value-type="float" office:value="13.5525897163121">
                <text:p>13.5525897163121</text:p>
              </table:table-cell>
              <table:table-cell office:value-type="float" office:value="12.1568614980682">
                <text:p>12.1568614980682</text:p>
              </table:table-cell>
            </table:table-row>
            <table:table-row>
              <table:table-cell office:value-type="string">
                <text:p>SplayTree::remove_range()</text:p>
                <draw:g>
                  <svg:desc>Sheet1.A15:Sheet1.A15</svg:desc>
                </draw:g>
              </table:table-cell>
              <table:table-cell office:value-type="float" office:value="25.3289473684211">
                <text:p>25.3289473684211</text:p>
                <draw:g>
                  <svg:desc>Sheet1.B15:Sheet1.G15</svg:desc>
                </draw:g>
              </table:table-cell>
              <table:table-cell office:value-type="float" office:value="22.5270858046659">
                <text:p>22.5270858046659</text:p>
              </table:table-cell>
              <table:table-cell office:value-type="float" office:value="23.0109926109271">
                <text:p>23.0109926109271</text:p>
              </table:table-cell>
              <table:table-cell office:value-type="float" office:value="14.6167891730309">
                <text:p>14.6167891730309</text:p>
              </table:table-cell>
              <table:table-cell office:value-type="float" office:value="24.0237003546099">
                <text:p>24.0237003546099</text:p>
              </table:table-cell>
              <table:table-cell office:value-type="float" office:value="22.3699903411874">
                <text:p>22.3699903411874</text:p>
              </table:table-cell>
            </table:table-row>
            <table:table-row>
              <table:table-cell office:value-type="string">
                <text:p>TeardownTree::delete()</text:p>
                <draw:g>
                  <svg:desc>Sheet1.A16:Sheet1.A16</svg:desc>
                </draw:g>
              </table:table-cell>
              <table:table-cell office:value-type="float" office:value="3.33771929824561">
                <text:p>3.33771929824561</text:p>
                <draw:g>
                  <svg:desc>Sheet1.B16:Sheet1.G16</svg:desc>
                </draw:g>
              </table:table-cell>
              <table:table-cell office:value-type="float" office:value="11.4907077896402">
                <text:p>11.4907077896402</text:p>
              </table:table-cell>
              <table:table-cell office:value-type="float" office:value="14.6776471444691">
                <text:p>14.6776471444691</text:p>
              </table:table-cell>
              <table:table-cell office:value-type="float" office:value="9.36131119346451">
                <text:p>9.36131119346451</text:p>
              </table:table-cell>
              <table:table-cell office:value-type="float" office:value="9.05244326241135">
                <text:p>9.05244326241135</text:p>
              </table:table-cell>
              <table:table-cell office:value-type="float" office:value="7.86223241007782">
                <text:p>7.862232410077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Segoe UI'" style:font-style-name="Bold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451cm" svg:height="6.63cm" xlink:href=".." xlink:type="simple" chart:class="chart:scatter" chart:style-name="ch1">
        <chart:title svg:x="5.149cm" svg:y="0.268cm" chart:style-name="ch2">
          <text:p>Teardown in bulks of 1000 items</text:p>
        </chart:title>
        <chart:legend chart:legend-position="end" svg:x="11.503cm" svg:y="2.02cm" style:legend-expansion="high" chart:style-name="ch3"/>
        <chart:plot-area chart:style-name="ch4" table:cell-range-address="Sheet1.A85:Sheet1.G90" chart:data-source-has-labels="both" svg:x="1.387cm" svg:y="1.285cm" svg:width="9.767cm" svg:height="4.205cm">
          <chartooo:coordinate-region svg:x="2.485cm" svg:y="1.484cm" svg:width="7.926cm" svg:height="3.359cm"/>
          <chart:axis chart:dimension="x" chart:name="primary-x" chart:style-name="ch5" chartooo:axis-type="auto">
            <chart:title svg:x="6.094cm" svg:y="5.623cm" chart:style-name="ch6">
              <text:p>N</text:p>
            </chart:title>
            <chart:categories table:cell-range-address="Sheet1.C85:Sheet1.G85"/>
          </chart:axis>
          <chart:axis chart:dimension="y" chart:name="primary-y" chart:style-name="ch7">
            <chart:title svg:x="0.451cm" svg:y="4.41cm" chart:style-name="ch8">
              <text:p>Times slower</text:p>
            </chart:title>
            <chart:grid chart:style-name="ch9" chart:class="major"/>
          </chart:axis>
          <chart:series chart:style-name="ch10" chart:values-cell-range-address="Sheet1.C86:Sheet1.G86" chart:label-cell-address="Sheet1.A86:Sheet1.B86" chart:class="chart:scatter">
            <chart:domain table:cell-range-address="Sheet1.C85:Sheet1.G85"/>
            <chart:data-point chart:repeated="5"/>
          </chart:series>
          <chart:series chart:style-name="ch11" chart:values-cell-range-address="Sheet1.C87:Sheet1.G87" chart:label-cell-address="Sheet1.A87:Sheet1.B87" chart:class="chart:scatter">
            <chart:data-point chart:repeated="5"/>
          </chart:series>
          <chart:series chart:style-name="ch12" chart:values-cell-range-address="Sheet1.C88:Sheet1.G88" chart:label-cell-address="Sheet1.A88:Sheet1.B88" chart:class="chart:scatter">
            <chart:data-point chart:repeated="5"/>
          </chart:series>
          <chart:series chart:style-name="ch13" chart:values-cell-range-address="Sheet1.C89:Sheet1.G89" chart:label-cell-address="Sheet1.A89:Sheet1.B89" chart:class="chart:scatter">
            <chart:data-point chart:repeated="5"/>
          </chart:series>
          <chart:series chart:style-name="ch14" chart:values-cell-range-address="Sheet1.C90:Sheet1.G90" chart:label-cell-address="Sheet1.A90:Sheet1.B90" chart:class="chart:scatte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Sheet1.C85:Sheet1.G85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TeardownTree::delete_range()</text:p>
                <text:list>
                  <text:list-item>
                    <text:p>TeardownTree::delete_range()</text:p>
                  </text:list-item>
                  <text:list-item>
                    <text:p/>
                  </text:list-item>
                </text:list>
                <draw:g>
                  <svg:desc>Sheet1.A86:Sheet1.B86</svg:desc>
                </draw:g>
              </table:table-cell>
              <table:table-cell office:value-type="float" office:value="1">
                <text:p>1</text:p>
                <draw:g>
                  <svg:desc>Sheet1.C86:Sheet1.G8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eap::delete_range()</text:p>
                <text:list>
                  <text:list-item>
                    <text:p>Treap::delete_range()</text:p>
                  </text:list-item>
                  <text:list-item>
                    <text:p/>
                  </text:list-item>
                </text:list>
                <draw:g>
                  <svg:desc>Sheet1.A87:Sheet1.B87</svg:desc>
                </draw:g>
              </table:table-cell>
              <table:table-cell office:value-type="float" office:value="11.3777994157741">
                <text:p>11.3777994157741</text:p>
                <draw:g>
                  <svg:desc>Sheet1.C87:Sheet1.G87</svg:desc>
                </draw:g>
              </table:table-cell>
              <table:table-cell office:value-type="float" office:value="11.7809621289662">
                <text:p>11.7809621289662</text:p>
              </table:table-cell>
              <table:table-cell office:value-type="float" office:value="12.6019512724601">
                <text:p>12.6019512724601</text:p>
              </table:table-cell>
              <table:table-cell office:value-type="float" office:value="12.8131449716184">
                <text:p>12.8131449716184</text:p>
              </table:table-cell>
              <table:table-cell office:value-type="float" office:value="19.0626464085303">
                <text:p>19.0626464085303</text:p>
              </table:table-cell>
            </table:table-row>
            <table:table-row>
              <table:table-cell office:value-type="string">
                <text:p>BTreeSet::remove()</text:p>
                <text:list>
                  <text:list-item>
                    <text:p>BTreeSet::remove()</text:p>
                  </text:list-item>
                  <text:list-item>
                    <text:p/>
                  </text:list-item>
                </text:list>
                <draw:g>
                  <svg:desc>Sheet1.A88:Sheet1.B88</svg:desc>
                </draw:g>
              </table:table-cell>
              <table:table-cell office:value-type="float" office:value="9.98101265822785">
                <text:p>9.98101265822785</text:p>
                <draw:g>
                  <svg:desc>Sheet1.C88:Sheet1.G88</svg:desc>
                </draw:g>
              </table:table-cell>
              <table:table-cell office:value-type="float" office:value="15.9296193400595">
                <text:p>15.9296193400595</text:p>
              </table:table-cell>
              <table:table-cell office:value-type="float" office:value="16.380172500167">
                <text:p>16.380172500167</text:p>
              </table:table-cell>
              <table:table-cell office:value-type="float" office:value="17.4926470866895">
                <text:p>17.4926470866895</text:p>
              </table:table-cell>
              <table:table-cell office:value-type="float" office:value="18.2412834149492">
                <text:p>18.2412834149492</text:p>
              </table:table-cell>
            </table:table-row>
            <table:table-row>
              <table:table-cell office:value-type="string">
                <text:p>SplayTree::remove_range()</text:p>
                <text:list>
                  <text:list-item>
                    <text:p>SplayTree::remove_range()</text:p>
                  </text:list-item>
                  <text:list-item>
                    <text:p/>
                  </text:list-item>
                </text:list>
                <draw:g>
                  <svg:desc>Sheet1.A89:Sheet1.B89</svg:desc>
                </draw:g>
              </table:table-cell>
              <table:table-cell office:value-type="float" office:value="12.2356377799416">
                <text:p>12.2356377799416</text:p>
                <draw:g>
                  <svg:desc>Sheet1.C89:Sheet1.G89</svg:desc>
                </draw:g>
              </table:table-cell>
              <table:table-cell office:value-type="float" office:value="12.0627772091436">
                <text:p>12.0627772091436</text:p>
              </table:table-cell>
              <table:table-cell office:value-type="float" office:value="10.4652954044486">
                <text:p>10.4652954044486</text:p>
              </table:table-cell>
              <table:table-cell office:value-type="float" office:value="11.3957809239613">
                <text:p>11.3957809239613</text:p>
              </table:table-cell>
              <table:table-cell office:value-type="float" office:value="13.543582889894">
                <text:p>13.543582889894</text:p>
              </table:table-cell>
            </table:table-row>
            <table:table-row>
              <table:table-cell office:value-type="string">
                <text:p>TeardownTree::delete()</text:p>
                <text:list>
                  <text:list-item>
                    <text:p>TeardownTree::delete()</text:p>
                  </text:list-item>
                  <text:list-item>
                    <text:p/>
                  </text:list-item>
                </text:list>
                <draw:g>
                  <svg:desc>Sheet1.A90:Sheet1.B90</svg:desc>
                </draw:g>
              </table:table-cell>
              <table:table-cell office:value-type="float" office:value="14.6032132424537">
                <text:p>14.6032132424537</text:p>
                <draw:g>
                  <svg:desc>Sheet1.C90:Sheet1.G90</svg:desc>
                </draw:g>
              </table:table-cell>
              <table:table-cell office:value-type="float" office:value="17.8338938441293">
                <text:p>17.8338938441293</text:p>
              </table:table-cell>
              <table:table-cell office:value-type="float" office:value="17.1694943557545">
                <text:p>17.1694943557545</text:p>
              </table:table-cell>
              <table:table-cell office:value-type="float" office:value="16.7593541017826">
                <text:p>16.7593541017826</text:p>
              </table:table-cell>
              <table:table-cell office:value-type="float" office:value="16.9003508995753">
                <text:p>16.90035089957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